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erial</text:p>
          </table:table-cell>
          <table:table-cell office:value-type="float" office:value="3248.3" calcext:value-type="float">
            <text:p>3248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for 1</text:p>
          </table:table-cell>
          <table:table-cell table:formula="of:=3248.3*1.1" office:value-type="float" office:value="3573.13" calcext:value-type="float">
            <text:p>3573,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for 16</text:p>
          </table:table-cell>
          <table:table-cell table:style-name="ce1" office:value-type="float" office:value="3507.91" calcext:value-type="float">
            <text:p>3507,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for 32</text:p>
          </table:table-cell>
          <table:table-cell office:value-type="float" office:value="3348.06" calcext:value-type="float">
            <text:p>3348,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o for 1</text:p>
          </table:table-cell>
          <table:table-cell table:formula="of:=3008.77*1.0011" office:value-type="float" office:value="3012.079647" calcext:value-type="float">
            <text:p>3012,0796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o for 16</text:p>
          </table:table-cell>
          <table:table-cell office:value-type="float" office:value="3008.77" calcext:value-type="float">
            <text:p>3008,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o for 32</text:p>
          </table:table-cell>
          <table:table-cell table:formula="of:=3008.77*1.1" office:value-type="float" office:value="3309.647" calcext:value-type="float">
            <text:p>3309,647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 table:number-rows-repeated="12">
          <table:table-cell table:number-columns-repeated="6"/>
        </table:table-row>
        <table:table-row table:style-name="ro1">
          <table:table-cell table:number-columns-repeated="5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3:39:28.129536667</meta:creation-date>
    <dc:date>2018-12-10T20:11:56.721706211</dc:date>
    <meta:editing-duration>PT5H12M19S</meta:editing-duration>
    <meta:editing-cycles>2</meta:editing-cycles>
    <meta:generator>LibreOffice/5.4.7.2$Linux_X86_64 LibreOffice_project/40$Build-2</meta:generator>
    <meta:document-statistic meta:table-count="1" meta:cell-count="14" meta:object-count="0"/>
  </office:meta>
</office:document-meta>
</file>